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d6d" officeooo:paragraph-rsid="001d8d6d"/>
    </style:style>
    <style:style style:name="P2" style:family="paragraph" style:parent-style-name="Standard">
      <style:text-properties officeooo:rsid="001d8d6d" officeooo:paragraph-rsid="001f6a4a"/>
    </style:style>
    <style:style style:name="P3" style:family="paragraph" style:parent-style-name="Standard">
      <style:text-properties officeooo:rsid="001e255b" officeooo:paragraph-rsid="001e255b"/>
    </style:style>
    <style:style style:name="P4" style:family="paragraph" style:parent-style-name="Text_20_body">
      <style:text-properties officeooo:rsid="001f6a4a" officeooo:paragraph-rsid="001f6a4a"/>
    </style:style>
    <style:style style:name="P5" style:family="paragraph" style:parent-style-name="Text_20_body">
      <style:text-properties officeooo:rsid="00210adc" officeooo:paragraph-rsid="00210adc"/>
    </style:style>
    <style:style style:name="P6" style:family="paragraph" style:parent-style-name="Standard">
      <style:text-properties officeooo:rsid="001f6a4a" officeooo:paragraph-rsid="001f6a4a"/>
    </style:style>
    <style:style style:name="P7" style:family="paragraph" style:parent-style-name="Standard">
      <style:text-properties officeooo:rsid="001e255b" officeooo:paragraph-rsid="001e255b"/>
    </style:style>
    <style:style style:name="P8" style:family="paragraph" style:parent-style-name="Text_20_body">
      <style:text-properties officeooo:rsid="001f6a4a" officeooo:paragraph-rsid="00210adc"/>
    </style:style>
    <style:style style:name="P9" style:family="paragraph" style:parent-style-name="Text_20_body">
      <style:text-properties officeooo:rsid="00210adc" officeooo:paragraph-rsid="00210adc"/>
    </style:style>
    <style:style style:name="P10" style:family="paragraph" style:parent-style-name="Text_20_body">
      <style:text-properties officeooo:rsid="00269b1c" officeooo:paragraph-rsid="00269b1c"/>
    </style:style>
    <style:style style:name="P11" style:family="paragraph" style:parent-style-name="Text_20_body">
      <style:text-properties officeooo:rsid="002c1ff3" officeooo:paragraph-rsid="002c1ff3"/>
    </style:style>
    <style:style style:name="P12" style:family="paragraph" style:parent-style-name="Text_20_body">
      <style:text-properties officeooo:rsid="002d0b30" officeooo:paragraph-rsid="002d0b30"/>
    </style:style>
    <style:style style:name="P13" style:family="paragraph" style:parent-style-name="Text_20_body">
      <style:text-properties officeooo:rsid="002eb4e6" officeooo:paragraph-rsid="002eb4e6"/>
    </style:style>
    <style:style style:name="P14" style:family="paragraph" style:parent-style-name="Text_20_body">
      <style:text-properties officeooo:paragraph-rsid="0031e001"/>
    </style:style>
    <style:style style:name="T1" style:family="text">
      <style:text-properties officeooo:rsid="001d8d6d"/>
    </style:style>
    <style:style style:name="T2" style:family="text">
      <style:text-properties officeooo:rsid="00269b1c"/>
    </style:style>
    <style:style style:name="T3" style:family="text">
      <style:text-properties officeooo:rsid="0031e0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nket Anand Kalbhile</text:p>
      <text:p text:style-name="P1">roll no 105</text:p>
      <text:p text:style-name="P1">MSC CA</text:p>
      <text:p text:style-name="P1">Practical No 1</text:p>
      <text:p text:style-name="P1"/>
      <text:p text:style-name="P1"/>
      <text:p text:style-name="P6">Q1</text:p>
      <text:p text:style-name="P6"/>
      <text:p text:style-name="P2">pi=3.14</text:p>
      <text:p text:style-name="P1">r=int(input("enter value of r="))</text:p>
      <text:p text:style-name="P1">h=int(input("enter value of h="))</text:p>
      <text:p text:style-name="P1">v=0.33*pi*r*r*h</text:p>
      <text:p text:style-name="P1">print("volume of sphere=",v)</text:p>
      <text:p text:style-name="P1"><text:s/></text:p>
      <text:p text:style-name="P3">Output Ans</text:p>
      <text:p text:style-name="P3"/>
      <text:p text:style-name="P14"><text:bookmark text:name="term-output"/><text:span text:style-name="T1">enter value of r=</text:span></text:p>
      <text:p text:style-name="P14"><text:span text:style-name="T3">2</text:span> </text:p>
      <text:p text:style-name="Text_20_body"><text:bookmark text:name="term-output2"/>enter value of h=</text:p>
      <text:p text:style-name="Text_20_body"><text:bookmark text:name="term-output3"/>4 </text:p>
      <text:p text:style-name="Text_20_body"><text:bookmark text:name="term-output4"/>volume of sphere= 16.5792 </text:p>
      <text:p text:style-name="Text_20_body"/>
      <text:p text:style-name="P4">Q2</text:p>
      <text:p text:style-name="P4">l=int(input("enter value of l="))</text:p>
      <text:p text:style-name="P4">b=int(input("enter value of b="))</text:p>
      <text:p text:style-name="P4">h=int(input("enter value of h="))</text:p>
      <text:p text:style-name="P4">v=l*b*h</text:p>
      <text:p text:style-name="P4">print("volume of <text:span text:style-name="T2">cuboid</text:span>=",v)</text:p>
      <text:p text:style-name="P4">OutPut Ans :</text:p>
      <text:p text:style-name="P4"><text:bookmark text:name="term-output5"/>enter value of l=</text:p>
      <text:p text:style-name="Text_20_body"><text:bookmark text:name="term-output6"/>2 </text:p>
      <text:p text:style-name="Text_20_body"><text:bookmark text:name="term-output7"/>enter value of b=</text:p>
      <text:p text:style-name="Text_20_body"><text:bookmark text:name="term-output8"/>3 </text:p>
      <text:p text:style-name="Text_20_body"><text:bookmark text:name="term-output9"/>enter value of h=</text:p>
      <text:p text:style-name="Text_20_body"><text:bookmark text:name="term-output10"/>5 </text:p>
      <text:p text:style-name="Text_20_body"><text:bookmark text:name="term-output11"/>volume of <text:span text:style-name="T2">cuboid</text:span>= 30 </text:p>
      <text:p text:style-name="Text_20_body"/>
      <text:p text:style-name="P5"><text:bookmark text:name="term-output12"/>Q3</text:p>
      <text:p text:style-name="P5"><text:soft-page-break/>l=int(input("enter value of l="))</text:p>
      <text:p text:style-name="P5">b=int(input("enter value of b="))</text:p>
      <text:p text:style-name="P5">h=int(input("enter value of h="))</text:p>
      <text:p text:style-name="P5">v=2*h*(l+b)</text:p>
      <text:p text:style-name="P5">print("volume of <text:span text:style-name="T2">cuboid</text:span>=",v)</text:p>
      <text:p text:style-name="P5"/>
      <text:p text:style-name="P5">Output Ans :</text:p>
      <text:p text:style-name="P5"><text:bookmark text:name="term-output13"/>nter value of l=</text:p>
      <text:p text:style-name="Text_20_body"><text:bookmark text:name="term-output14"/>2 </text:p>
      <text:p text:style-name="Text_20_body"><text:bookmark text:name="term-output15"/>enter value of b=</text:p>
      <text:p text:style-name="Text_20_body"><text:bookmark text:name="term-output16"/>3 </text:p>
      <text:p text:style-name="Text_20_body"><text:bookmark text:name="term-output17"/>enter value of h=</text:p>
      <text:p text:style-name="Text_20_body"><text:bookmark text:name="term-output18"/>4 </text:p>
      <text:p text:style-name="Text_20_body"><text:bookmark text:name="term-output19"/>volume of cuboid= 40 </text:p>
      <text:p text:style-name="P5"/>
      <text:p text:style-name="P10">Q4</text:p>
      <text:p text:style-name="P8">l=int(input("enter value of l="))</text:p>
      <text:p text:style-name="P8">b=int(input("enter value of b="))</text:p>
      <text:p text:style-name="P8">h=int(input("enter value of h="))</text:p>
      <text:p text:style-name="P8">v=2*(l+b+b*h+h*l)</text:p>
      <text:p text:style-name="P8">print("volume of cuboid=",v)</text:p>
      <text:p text:style-name="P8"/>
      <text:p text:style-name="P10">OutPut Ans :</text:p>
      <text:p text:style-name="P10"><text:bookmark text:name="term-output20"/>enter value of l=</text:p>
      <text:p text:style-name="Text_20_body"><text:bookmark text:name="term-output21"/>2 </text:p>
      <text:p text:style-name="Text_20_body"><text:bookmark text:name="term-output22"/>enter value of b=</text:p>
      <text:p text:style-name="Text_20_body"><text:bookmark text:name="term-output23"/>3 </text:p>
      <text:p text:style-name="Text_20_body"><text:bookmark text:name="term-output24"/>enter value of h=</text:p>
      <text:p text:style-name="Text_20_body"><text:bookmark text:name="term-output25"/>4 </text:p>
      <text:p text:style-name="Text_20_body"><text:bookmark text:name="term-output26"/>volume of cuboid= 50 </text:p>
      <text:p text:style-name="P10"/>
      <text:p text:style-name="P11">Q5</text:p>
      <text:p text:style-name="P11"><text:soft-page-break/>a=int(input("enter value of h="))</text:p>
      <text:p text:style-name="P11">v=a*a</text:p>
      <text:p text:style-name="P11">print("volume of cube=",v)</text:p>
      <text:p text:style-name="P11"/>
      <text:p text:style-name="P11">OutPut Ans :</text:p>
      <text:p text:style-name="P11">enter value of h=</text:p>
      <text:p text:style-name="P11">2</text:p>
      <text:p text:style-name="P11">volume of cube= 4</text:p>
      <text:p text:style-name="P11"/>
      <text:p text:style-name="P11">Q6</text:p>
      <text:p text:style-name="P11">a=int(input("enter value of h="))</text:p>
      <text:p text:style-name="P11">v=4*a*a</text:p>
      <text:p text:style-name="P11">print("volume of cube=",v)</text:p>
      <text:p text:style-name="P11"/>
      <text:p text:style-name="P11">Output Ans :</text:p>
      <text:p text:style-name="P11">enter value of h=</text:p>
      <text:p text:style-name="P11">2</text:p>
      <text:p text:style-name="P11">volume of cube= 16</text:p>
      <text:p text:style-name="P11"/>
      <text:p text:style-name="P12">Q7</text:p>
      <text:p text:style-name="P12">a=int(input("enter value of h="))</text:p>
      <text:p text:style-name="P12">v=6*a*a</text:p>
      <text:p text:style-name="P12">print("volume of cube=",v)</text:p>
      <text:p text:style-name="P12"/>
      <text:p text:style-name="P12">Output Ans :</text:p>
      <text:p text:style-name="P12">enter value of h=</text:p>
      <text:p text:style-name="P12">5</text:p>
      <text:p text:style-name="P12">volume of cube= 150</text:p>
      <text:p text:style-name="P13">­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4T13:34:50.505732857</meta:creation-date>
    <dc:date>2024-08-14T14:26:23.547415955</dc:date>
    <meta:editing-duration>PT39M27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3" meta:paragraph-count="84" meta:word-count="222" meta:character-count="1283" meta:non-whitespace-character-count="1128"/>
  </office:meta>
</office:document-meta>
</file>